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table:style-name="Default" table:number-columns-repeated="2"/>
          <table:table-cell table:style-name="ce1" office:value-type="string" calcext:value-type="string">
            <text:p>Media cmplt</text:p>
          </table:table-cell>
          <table:table-cell table:style-name="ce1"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table:style-name="Default" table:number-columns-repeated="2"/>
          <table:table-cell table:style-name="ce1" office:value-type="string" calcext:value-type="string">
            <text:p>media x 10</text:p>
          </table:table-cell>
          <table:table-cell table:style-name="ce1"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office:value-type="string" calcext:value-type="string">
            <text:p>0:18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office:value-type="string" calcext:value-type="string">
            <text:p>0:16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office:value-type="string" calcext:value-type="string">
            <text:p>0:21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office:value-type="string" calcext:value-type="string">
            <text:p>0:36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office:value-type="string" calcext:value-type="string">
            <text:p>0:2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office:value-type="string" calcext:value-type="string">
            <text:p>0:17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office:value-type="string" calcext:value-type="string">
            <text:p>0:1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office:value-type="string" calcext:value-type="string">
            <text:p>0:1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office:value-type="string" calcext:value-type="string">
            <text:p>0:11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office:value-type="string" calcext:value-type="string">
            <text:p>0:11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office:value-type="string" calcext:value-type="string">
            <text:p>0:11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office:value-type="string" calcext:value-type="string">
            <text:p>0:1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2:58.50</text:p>
          </table:table-cell>
          <table:table-cell office:value-type="string" calcext:value-type="string">
            <text:p>0:11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1:20.55</text:p>
          </table:table-cell>
          <table:table-cell office:value-type="string" calcext:value-type="string">
            <text:p>0:12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 </text:p>
          </table:table-cell>
          <table:table-cell office:value-type="string" calcext:value-type="string">
            <text:p>23:57.05</text:p>
          </table:table-cell>
          <table:table-cell office:value-type="string" calcext:value-type="string">
            <text:p>0: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21:52.79</text:p>
          </table:table-cell>
          <table:table-cell office:value-type="string" calcext:value-type="string">
            <text:p>0:1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2:08.55</text:p>
          </table:table-cell>
          <table:table-cell office:value-type="string" calcext:value-type="string">
            <text:p>0:1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:52.59</text:p>
          </table:table-cell>
          <table:table-cell office:value-type="string" calcext:value-type="string">
            <text:p>0:10.97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6:50:15.5792042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16:53:30.067309863</dc:date>
    <meta:editing-duration>PT1H13M23S</meta:editing-duration>
    <meta:editing-cycles>21</meta:editing-cycles>
    <meta:generator>LibreOffice/4.2.8.2$Linux_X86_64 LibreOffice_project/420m0$Build-2</meta:generator>
    <meta:document-statistic meta:table-count="1" meta:cell-count="64" meta:object-count="0"/>
  </office:meta>
</office:document-meta>
</file>